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may-break-between-rows="false"/>
    </style:style>
    <style:style style:name="Tableau1.A" style:family="table-column">
      <style:table-column-properties style:column-width="10.451cm"/>
    </style:style>
    <style:style style:name="Tableau1.B" style:family="table-column">
      <style:table-column-properties style:column-width="6.562cm"/>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T1" style:family="text">
      <style:text-properties style:use-window-font-color="true"/>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principales_methodes_de_la_classe_doc"/>M<text:bookmark-end text:name="principales_methodes_de_la_classe_doc"/>ise à jour d'attribut sur des collections de documents</text:h>
      <text:h text:style-name="Heading_20_3" text:outline-level="3">Présentation</text:h>
      <text:p text:style-name="Text_20_body">Afin de modifier une valeur d'attribut sur un ensemble de document vous pouvez utiliser une itération sur la liste en question comme le montre l'exemple ci-dessous</text:p>
      <text:p text:style-name="Preformatted_20_Text"><text:bookmark-start text:name="__DdeLink__208_683642401"/><text:span text:style-name="regexp0_5f_php">$s</text:span> <text:span text:style-name="symbol0_5f_php">=</text:span> <text:span text:style-name="keyword1_5f_php">new</text:span> \SearchDoc<text:span text:style-name="string_5f_php">(''</text:span><text:span text:style-name="symbol0_5f_php">,</text:span><text:span text:style-name="string_5f_php"> 'TST_MYFAMILY'</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text:span text:style-name="symbol0_5f_php"><text:span text:style-name="T1">setOrder</text:span></text:span><text:span text:style-name="string_5f_php">('initid'</text:span><text:span text:style-name="symbol0_5f_php">);</text:span></text:p>
      <text:p text:style-name="Preformatted_20_Text"><text:span text:style-name="regexp0_5f_php">$s</text:span><text:span text:style-name="symbol0_5f_php">-&gt;</text:span>setSlice<text:span text:style-name="symbol0_5f_php">(</text:span><text:span text:style-name="number_5f_php">1000</text:spa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bookmark-end text:name="__DdeLink__208_683642401"/></text:p>
      <text:p text:style-name="Preformatted_20_Text"><text:span text:style-name="keyword0_5f_php">foreach</text:span> <text:span text:style-name="symbol0_5f_php">(</text:span><text:span text:style-name="regexp0_5f_php">$dl</text:span> <text:span text:style-name="keyword0_5f_php">as</text:span> <text:span text:style-name="regexp0_5f_php">$doc</text:span><text:span text:style-name="symbol0_5f_php">)</text:span> <text:span text:style-name="symbol0_5f_php">{</text:span></text:p>
      <text:p text:style-name="Preformatted_20_Text"><text:s text:c="2"/><text:span text:style-name="regexp0_5f_php">$doc</text:span><text:span text:style-name="symbol0_5f_php">-&gt;</text:span>setValue<text:span text:style-name="string_5f_php">('tst_example','my new value'</text:span><text:span text:style-name="symbol0_5f_php">);</text:span></text:p>
      <text:p text:style-name="Preformatted_20_Text"><text:s text:c="2"/><text:span text:style-name="regexp0_5f_php">$err</text:span><text:span text:style-name="symbol0_5f_php">=</text:span><text:span text:style-name="regexp0_5f_php">$doc</text:span><text:span text:style-name="symbol0_5f_php">-&gt;</text:span>store<text:span text:style-name="symbol0_5f_php">();</text:span></text:p>
      <text:p text:style-name="Preformatted_20_Text"><text:span text:style-name="symbol0_5f_php">}</text:span></text:p>
      <text:p text:style-name="Text_20_body">Plus le nombre de documents est important, plus le temps de modification sera conséquent. L'utilisateur ayant déclenché ce programme risque de perdre patience. </text:p>
      <text:p text:style-name="Text_20_body">La classe UpdateAttribute permet de réaliser un traitement équivalent de manière optimisée.</text:p>
      <text:p text:style-name="Preformatted_20_Text"><text:span text:style-name="regexp0_5f_php">$s</text:span> <text:span text:style-name="symbol0_5f_php">=</text:span> <text:span text:style-name="keyword1_5f_php">new</text:span> \SearchDoc<text:span text:style-name="string_5f_php">(''</text:span><text:span text:style-name="symbol0_5f_php">,</text:span><text:span text:style-name="string_5f_php"> 'TST_MYFAMILY'</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text:span text:style-name="symbol0_5f_php"><text:span text:style-name="T1">setOrder</text:span></text:span><text:span text:style-name="string_5f_php">('initid'</text:span><text:span text:style-name="symbol0_5f_php">);</text:span></text:p>
      <text:p text:style-name="Preformatted_20_Text"><text:span text:style-name="regexp0_5f_php">$s</text:span><text:span text:style-name="symbol0_5f_php">-&gt;</text:span>setSlice<text:span text:style-name="symbol0_5f_php">(</text:span><text:span text:style-name="number_5f_php">1000</text:spa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text:span text:style-name="regexp0_5f_php">$ua</text:span><text:span text:style-name="symbol0_5f_php"><text:span text:style-name="T1"> </text:span></text:span><text:span text:style-name="symbol0_5f_php">=</text:span><text:span text:style-name="symbol0_5f_php"><text:span text:style-name="T1"> </text:span></text:span><text:span text:style-name="keyword1_5f_php">new</text:span><text:span text:style-name="symbol0_5f_php"><text:span text:style-name="T1"> \UpdateAttribute</text:span></text:span><text:span text:style-name="symbol0_5f_php">();</text:span></text:p>
      <text:p text:style-name="Preformatted_20_Text"><text:span text:style-name="regexp0_5f_php">$ua</text:span><text:span text:style-name="symbol0_5f_php">-&gt;</text:span><text:span text:style-name="symbol0_5f_php"><text:span text:style-name="T1">useCollection</text:span></text:span><text:span text:style-name="symbol0_5f_php">(</text:span><text:span text:style-name="regexp0_5f_php">$dl</text:span><text:span text:style-name="symbol0_5f_php">);</text:span></text:p>
      <text:p text:style-name="Preformatted_20_Text"><text:span text:style-name="regexp0_5f_php">$ua</text:span><text:span text:style-name="symbol0_5f_php">-&gt;</text:span><text:span text:style-name="symbol0_5f_php"><text:span text:style-name="T1">setValue</text:span></text:span><text:span text:style-name="string_5f_php">('tst_example','my new value'</text:span><text:span text:style-name="symbol0_5f_php">);</text:span></text:p>
      <text:p text:style-name="Preformatted_20_Text"><text:span text:style-name="regexp0_5f_php">$</text:span><text:span text:style-name="regexp0_5f_php"><text:span text:style-name="T1">err</text:span></text:span><text:span text:style-name="symbol0_5f_php">==</text:span><text:span text:style-name="regexp0_5f_php">$ua</text:span><text:span text:style-name="symbol0_5f_php">-&gt;</text:span><text:span text:style-name="symbol0_5f_php"><text:span text:style-name="T1">getError</text:span></text:span><text:span text:style-name="symbol0_5f_php">();</text:span></text:p>
      <text:p text:style-name="Text_20_body">Ceci ne réalise pas tout à fait la même action. En effet dans la version optimisée les post-traitement spécifiques et internes ne sont pas réalisés. Cela veut dire que le titre, le profil, les attributs calculés ne sont pas mis à jour.</text:p>
      <text:p text:style-name="Text_20_body">En contrepartie, le temps de traitement est bien moindre. Sur une mise à jour "classique" pour un temps de réponse d'environ 45 secondes pour 1000 documents, la version optimisée réalise le traitement en moins de 2 secondes.</text:p>
      <text:h text:style-name="Heading_20_3" text:outline-level="3">Paramétrage général</text:h>
      <text:h text:style-name="Heading_20_4" text:outline-level="4">Réviser les documents</text:h>
      <text:p text:style-name="Text_20_body">Les documents peuvent être révisés avant <text:s/>la modification. Cela est indiqué par la méthode addRevision().</text:p>
      <text:p text:style-name="Preformatted_20_Text"><text:span text:style-name="regexp0_5f_php">$ua</text:span> <text:span text:style-name="symbol0_5f_php">=</text:span> <text:span text:style-name="keyword1_5f_php">new</text:span> \UpdateAttribute<text:span text:style-name="symbol0_5f_php">();</text:span></text:p>
      <text:p text:style-name="Preformatted_20_Text"><text:span text:style-name="regexp0_5f_php">$ua</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ua</text:span><text:span text:style-name="symbol0_5f_php">-&gt;</text:span>addRevision<text:span text:style-name="string_5f_php">('my revision'</text:span><text:span text:style-name="symbol0_5f_php">);</text:span></text:p>
      <text:p text:style-name="Preformatted_20_Text"><text:span text:style-name="regexp0_5f_php">$ua</text:span><text:span text:style-name="symbol0_5f_php">-&gt;</text:span>setValue<text:span text:style-name="string_5f_php">('tst_example','my new value'</text:span><text:span text:style-name="symbol0_5f_php">);</text:span></text:p>
      <text:p text:style-name="Text_20_body">La révision est faite sur les documents qui seront modifiés. Dans le cas du setValue si la valeur est déjà celle que l'on veut mettre, la révision ne sera pas effectuée. De manière générale si le document ne subit pas de modification, il <text:soft-page-break/>ne sera pas révisé.</text:p>
      <text:p text:style-name="Text_20_body">L'activation de ce paramètre va entraîner un temps de réponse plus important car cela entraîne de nombreuses écritures supplémentaires pour les révisions.</text:p>
      <text:h text:style-name="Heading_20_4" text:outline-level="4">Recalculer le profil</text:h>
      <text:p text:style-name="Text_20_body">Si vos documents sont lié à un profil dynamique et que la modification est faite sur un attribut lié au profil, vous devez ajouter l'appel à la méthode useProfileUpdating.</text:p>
      <text:p text:style-name="Preformatted_20_Text"><text:span text:style-name="regexp0_5f_php">$ua </text:span><text:span text:style-name="symbol0_5f_php">=</text:span><text:span text:style-name="regexp0_5f_php"> </text:span><text:span text:style-name="keyword1_5f_php">new</text:span><text:span text:style-name="regexp0_5f_php"> \UpdateAttribute</text:span><text:span text:style-name="symbol0_5f_php">();</text:span></text:p>
      <text:p text:style-name="Preformatted_20_Text"><text:span text:style-name="regexp0_5f_php">$ua</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ua</text:span><text:span text:style-name="symbol0_5f_php">-&gt;</text:span>useProfileUpdating<text:span text:style-name="symbol0_5f_php">();</text:span></text:p>
      <text:p text:style-name="Preformatted_20_Text"><text:span text:style-name="regexp0_5f_php">$ua</text:span><text:span text:style-name="symbol0_5f_php">-&gt;</text:span>setValue<text:span text:style-name="string_5f_php">('tst_redactor','MY_NEWREDACTOR'</text:span><text:span text:style-name="symbol0_5f_php">);</text:span></text:p>
      <text:h text:style-name="Heading_20_4" text:outline-level="4">Ajouter un commentaire d'historique</text:h>
      <text:p text:style-name="Text_20_body">Un commentaire spécifique, avec la méthode "addHistoryComment" peut être ajouté dans l'historique sur chacun des documents. À la différence de la révision, il est appliqué sur tous les documents qu'il soit changé ou non.</text:p>
      <text:p text:style-name="Preformatted_20_Text"><text:span text:style-name="regexp0_5f_php">$ua</text:span><text:span text:style-name="T1"> </text:span><text:span text:style-name="symbol0_5f_php">=</text:span><text:span text:style-name="T1"> </text:span><text:span text:style-name="keyword1_5f_php">new</text:span><text:span text:style-name="T1"> \UpdateAttribute</text:span><text:span text:style-name="symbol0_5f_php">();</text:span></text:p>
      <text:p text:style-name="Preformatted_20_Text"><text:span text:style-name="regexp0_5f_php">$ua</text:span><text:span text:style-name="symbol0_5f_php">-&gt;</text:span><text:span text:style-name="T1">useCollection</text:span><text:span text:style-name="symbol0_5f_php">(</text:span><text:span text:style-name="regexp0_5f_php">$dl</text:span><text:span text:style-name="symbol0_5f_php">);</text:span></text:p>
      <text:p text:style-name="Preformatted_20_Text"><text:span text:style-name="regexp0_5f_php">$ua</text:span><text:span text:style-name="symbol0_5f_php">-&gt;</text:span><text:span text:style-name="symbol0_5f_php"><text:span text:style-name="T1">addHistoryComment</text:span></text:span><text:span text:style-name="symbol0_5f_php">(</text:span><text:span text:style-name="string_5f_php">"my message"</text:span><text:span text:style-name="symbol0_5f_php">);</text:span></text:p>
      <text:p text:style-name="Preformatted_20_Text"><text:span text:style-name="regexp0_5f_php">$ua</text:span><text:span text:style-name="symbol0_5f_php">-&gt;</text:span><text:span text:style-name="T1">setValue</text:span><text:span text:style-name="string_5f_php">('tst_example','my new value'</text:span><text:span text:style-name="symbol0_5f_php">);</text:span></text:p>
      <text:h text:style-name="Heading_20_4" text:outline-level="4">Activer le mode transactionnel</text:h>
      <text:p text:style-name="Text_20_body">Le mode transactionnel, permet d'éviter de faire un traitement partiel en cas d'erreur. Par défaut ce mode n'est pas activé. </text:p>
      <text:p text:style-name="Preformatted_20_Text"><text:bookmark-start text:name="__DdeLink__233_683642401"/><text:span text:style-name="regexp0_5f_php">$ua</text:span><text:span text:style-name="T1"> </text:span><text:span text:style-name="symbol0_5f_php">=</text:span><text:span text:style-name="T1"> </text:span><text:span text:style-name="keyword1_5f_php">new</text:span><text:span text:style-name="T1"> \UpdateAttribute</text:span><text:span text:style-name="symbol0_5f_php">();</text:span></text:p>
      <text:p text:style-name="Preformatted_20_Text"><text:span text:style-name="regexp0_5f_php">$ua</text:span><text:span text:style-name="symbol0_5f_php">-&gt;</text:span><text:span text:style-name="T1">useCollection</text:span><text:span text:style-name="symbol0_5f_php">(</text:span><text:span text:style-name="regexp0_5f_php">$dl</text:span><text:span text:style-name="symbol0_5f_php">);</text:span></text:p>
      <text:p text:style-name="Preformatted_20_Text"><text:span text:style-name="regexp0_5f_php">$ua</text:span><text:span text:style-name="symbol0_5f_php">-&gt;</text:span><text:span text:style-name="symbol0_5f_php"><text:span text:style-name="T1">useTransaction</text:span></text:span><text:span text:style-name="symbol0_5f_php">(</text:span><text:span text:style-name="string_5f_php">true</text:span><text:span text:style-name="symbol0_5f_php">);</text:span></text:p>
      <text:p text:style-name="Preformatted_20_Text"><text:span text:style-name="regexp0_5f_php">$ua</text:span><text:span text:style-name="symbol0_5f_php">-&gt;</text:span><text:span text:style-name="T1">setValue</text:span><text:span text:style-name="string_5f_php">('tst_example','my new value'</text:span><text:span text:style-name="symbol0_5f_php">);</text:span><text:bookmark-end text:name="__DdeLink__233_683642401"/></text:p>
      <text:p text:style-name="Text_20_body"><text:span text:style-name="symbol0_5f_php"><text:span text:style-name="T1">S'il y a une exception levée ou si ::getError() n'est pas vide le traitement sera abandonné.</text:span></text:span></text:p>
      <text:h text:style-name="Heading_20_4" text:outline-level="4">Récupérer les statuts</text:h>
      <text:p text:style-name="Text_20_body">Lorsque le traitement est fini, le statut de chacun des documents est donné par la méthode ::getResults(). Cela donne une table avec pour chacun des éléments, des indications sur ce qui a été fait, l'index du tableau est l'initid du document.</text:p>
      <text:p text:style-name="Text_20_body">[changed] =&gt; est à vrai si le document a subit une modification</text:p>
      <text:p text:style-name="Text_20_body">[revisionError] =&gt; message d'erreur de la révision (si révision)</text:p>
      <text:p text:style-name="Text_20_body">[profilingError] =&gt; message d'erreur du recalcul de profil</text:p>
      <text:p text:style-name="Text_20_body">[profiled] =&gt; est à vrai si le document a été reprofilé</text:p>
      <text:p text:style-name="Text_20_body">[revised] =&gt;  est à vrai si le document a été révisé</text:p>
      <text:p text:style-name="Text_20_body">[historyUpdated] =&gt; est à vrai si l'historique a été mis à jour</text:p>
      <text:p text:style-name="Preformatted_20_Text"><text:span text:style-name="regexp0_5f_php">$ua</text:span><text:span text:style-name="T1"> </text:span><text:span text:style-name="symbol0_5f_php">=</text:span><text:span text:style-name="T1"> </text:span><text:span text:style-name="keyword1_5f_php">new</text:span><text:span text:style-name="T1"> \UpdateAttribute</text:span><text:span text:style-name="symbol0_5f_php">();</text:span></text:p>
      <text:p text:style-name="Preformatted_20_Text"><text:span text:style-name="regexp0_5f_php">$ua</text:span><text:span text:style-name="symbol0_5f_php">-&gt;</text:span><text:span text:style-name="T1">useCollection</text:span><text:span text:style-name="symbol0_5f_php">(</text:span><text:span text:style-name="regexp0_5f_php">$dl</text:span><text:span text:style-name="symbol0_5f_php">);</text:span></text:p>
      <text:p text:style-name="Preformatted_20_Text"><text:span text:style-name="regexp0_5f_php">$ua</text:span><text:span text:style-name="symbol0_5f_php">-&gt;</text:span><text:span text:style-name="T1">setValue</text:span><text:span text:style-name="string_5f_php">('tst_example','my new value'</text:span><text:span text:style-name="symbol0_5f_php">);</text:span></text:p>
      <text:p text:style-name="Preformatted_20_Text"><text:span text:style-name="regexp0_5f_php">$status</text:span><text:span text:style-name="symbol0_5f_php">=</text:span><text:span text:style-name="regexp0_5f_php">$ua</text:span><text:span text:style-name="symbol0_5f_php">-&gt;</text:span><text:span text:style-name="symbol0_5f_php"><text:span text:style-name="T1">getResults</text:span></text:span><text:span text:style-name="symbol0_5f_php">();</text:span></text:p>
      <text:p text:style-name="Preformatted_20_Text"><text:span text:style-name="regexp0_5f_php">$changed</text:span><text:span text:style-name="symbol0_5f_php">=</text:span><text:span text:style-name="regexp0_5f_php">$unChanged</text:span><text:span text:style-name="symbol0_5f_php">=</text:span><text:span text:style-name="number_5f_php">0</text:span><text:span text:style-name="symbol0_5f_php">;</text:span></text:p>
      <text:p text:style-name="Preformatted_20_Text"><text:soft-page-break/><text:span text:style-name="keyword0_5f_php">foreach</text:span><text:span text:style-name="symbol0_5f_php"><text:span text:style-name="T1"> </text:span></text:span><text:span text:style-name="symbol0_5f_php">(</text:span><text:span text:style-name="regexp0_5f_php">$status</text:span><text:span text:style-name="symbol0_5f_php"><text:span text:style-name="T1"> </text:span></text:span><text:span text:style-name="keyword0_5f_php">as</text:span><text:span text:style-name="symbol0_5f_php"><text:span text:style-name="T1"> </text:span></text:span><text:span text:style-name="regexp0_5f_php">$initid</text:span><text:span text:style-name="symbol0_5f_php">=&gt;</text:span><text:span text:style-name="regexp0_5f_php">$aStatus</text:span><text:span text:style-name="symbol0_5f_php">)</text:span><text:span text:style-name="symbol0_5f_php"><text:span text:style-name="T1"> </text:span></text:span><text:span text:style-name="symbol0_5f_php">{</text:span></text:p>
      <text:p text:style-name="Preformatted_20_Text"><text:span text:style-name="symbol0_5f_php"><text:span text:style-name="T1"><text:s text:c="2"/></text:span></text:span><text:span text:style-name="keyword0_5f_php">if</text:span><text:span text:style-name="symbol0_5f_php"><text:span text:style-name="T1"> </text:span></text:span><text:span text:style-name="symbol0_5f_php">(</text:span><text:span text:style-name="regexp0_5f_php">$aStatus</text:span><text:span text:style-name="symbol0_5f_php">-&gt;</text:span><text:span text:style-name="symbol0_5f_php"><text:span text:style-name="T1">changed</text:span></text:span><text:span text:style-name="symbol0_5f_php">)</text:span><text:span text:style-name="symbol0_5f_php"><text:span text:style-name="T1"> </text:span></text:span><text:span text:style-name="regexp0_5f_php">$changed</text:span><text:span text:style-name="symbol0_5f_php">++;</text:span></text:p>
      <text:p text:style-name="Preformatted_20_Text"><text:span text:style-name="symbol0_5f_php"><text:span text:style-name="T1"><text:s text:c="2"/></text:span></text:span><text:span text:style-name="keyword0_5f_php">else</text:span><text:span text:style-name="symbol0_5f_php"><text:span text:style-name="T1"> </text:span></text:span><text:span text:style-name="regexp0_5f_php">$unChanged</text:span><text:span text:style-name="symbol0_5f_php">++;</text:span></text:p>
      <text:p text:style-name="Preformatted_20_Text"><text:span text:style-name="symbol0_5f_php">}</text:span></text:p>
      <text:p text:style-name="Preformatted_20_Text"><text:span text:style-name="keyword2_5f_php">printf</text:span><text:span text:style-name="symbol0_5f_php">(</text:span><text:span text:style-name="string_5f_php">"%d document changed, %d document unchanged</text:span><text:span text:style-name="escaped_5f_php">\n</text:span><text:span text:style-name="string_5f_php">"</text:span><text:span text:style-name="symbol0_5f_php">,</text:span><text:span text:style-name="symbol0_5f_php"><text:span text:style-name="T1"> </text:span></text:span><text:span text:style-name="regexp0_5f_php">$changed</text:span><text:span text:style-name="symbol0_5f_php">,</text:span><text:span text:style-name="regexp0_5f_php">$unChanged</text:span><text:span text:style-name="symbol0_5f_php">);</text:span></text:p>
      <text:h text:style-name="Heading_20_4" text:outline-level="4">Estimation des temps de réponse</text:h>
      <text:p text:style-name="Text_20_body">Ces temps sont donnés à titre indicatif pour le traitement de 1000 documents. Ces temps peuvent fluctuer en fonction de votre configuration serveur et de la configuration de la famille. </text:p>
      <table:table table:name="Tableau1" table:style-name="Tableau1">
        <table:table-column table:style-name="Tableau1.A"/>
        <table:table-column table:style-name="Tableau1.B"/>
        <table:table-row table:style-name="Tableau1.1">
          <table:table-cell table:style-name="Tableau1.A1" office:value-type="string">
            <text:p text:style-name="Table_20_Heading">Pour 1000 documents</text:p>
          </table:table-cell>
          <table:table-cell table:style-name="Tableau1.B1" office:value-type="string">
            <text:p text:style-name="Table_20_Heading">Temps en secondes</text:p>
          </table:table-cell>
        </table:table-row>
        <table:table-row table:style-name="Tableau1.1">
          <table:table-cell table:style-name="Tableau1.A2" office:value-type="string">
            <text:p text:style-name="Table_20_Contents">setValue par boucle traditionnelle</text:p>
          </table:table-cell>
          <table:table-cell table:style-name="Tableau1.B2" office:value-type="string">
            <text:p text:style-name="P1">45,64</text:p>
          </table:table-cell>
        </table:table-row>
        <table:table-row table:style-name="Tableau1.1">
          <table:table-cell table:style-name="Tableau1.A2" office:value-type="string">
            <text:p text:style-name="Table_20_Contents">setValue seul</text:p>
          </table:table-cell>
          <table:table-cell table:style-name="Tableau1.B2" office:value-type="string">
            <text:p text:style-name="P1">1,27</text:p>
          </table:table-cell>
        </table:table-row>
        <table:table-row table:style-name="Tableau1.1">
          <table:table-cell table:style-name="Tableau1.A2" office:value-type="string">
            <text:p text:style-name="Table_20_Contents">setValue + revision</text:p>
          </table:table-cell>
          <table:table-cell table:style-name="Tableau1.B2" office:value-type="string">
            <text:p text:style-name="P1">68,83</text:p>
          </table:table-cell>
        </table:table-row>
        <table:table-row table:style-name="Tableau1.1">
          <table:table-cell table:style-name="Tableau1.A2" office:value-type="string">
            <text:p text:style-name="Table_20_Contents">setValue + profiling</text:p>
          </table:table-cell>
          <table:table-cell table:style-name="Tableau1.B2" office:value-type="string">
            <text:p text:style-name="P1">1,84</text:p>
          </table:table-cell>
        </table:table-row>
        <table:table-row table:style-name="Tableau1.1">
          <table:table-cell table:style-name="Tableau1.A2" office:value-type="string">
            <text:p text:style-name="Table_20_Contents">setValue + historique</text:p>
          </table:table-cell>
          <table:table-cell table:style-name="Tableau1.B2" office:value-type="string">
            <text:p text:style-name="P1">1,41</text:p>
          </table:table-cell>
        </table:table-row>
        <table:table-row table:style-name="Tableau1.1">
          <table:table-cell table:style-name="Tableau1.A2" office:value-type="string">
            <text:p text:style-name="Table_20_Contents">setValue + revision + profiling</text:p>
          </table:table-cell>
          <table:table-cell table:style-name="Tableau1.B2" office:value-type="string">
            <text:p text:style-name="P1">73,30</text:p>
          </table:table-cell>
        </table:table-row>
      </table:table>
      <text:h text:style-name="Heading_20_3" text:outline-level="3">Fonctions de modifications</text:h>
      <text:p text:style-name="Text_20_body">Les quatre fonctions de modification permettent de réaliser des modifications sur un attribut en particulier pour l'ensemble des documents donné.</text:p>
      <text:h text:style-name="Heading_20_4" text:outline-level="4">setValue</text:h>
      <text:p text:style-name="Text_20_body">La méthode <text:span text:style-name="T2">setValue</text:span> permet de changer de manière systématique la valeur d'un attribut. Si la valeur d'un document est déjà celle choisie, alors le document n'est pas modifié.</text:p>
      <text:p text:style-name="Text_20_body">Si l'attribut est dans un tableau, c'est toute la colonne qui est modifiée. Il est possible d'indiquer un tableau de valeur dans la cas d'un attribut multiple ou d'un attribut qui est dans un tableau.</text:p>
      <text:h text:style-name="Heading_20_4" text:outline-level="4">replaceValue</text:h>
      <text:p text:style-name="Text_20_body">La méthode <text:span text:style-name="T2">replaceValue</text:span> permet de changer une valeur par une autre.</text:p>
      <text:p text:style-name="Text_20_body">Si la valeur à changer n'est pas présente, le document ne sera pas changé. </text:p>
      <text:p text:style-name="Text_20_body">Pour les attributs multiples, le test de remplacement se fait sur chacune des valeurs du multiple. De même, pour les multiples dans les tableaux, le test de remplacement se fera sur les valeurs finales.</text:p>
      <text:p text:style-name="Preformatted_20_Text"><text:span text:style-name="regexp0_5f_php">$ua</text:span> <text:span text:style-name="symbol0_5f_php">=</text:span> <text:span text:style-name="keyword1_5f_php">new</text:span> \UpdateAttribute<text:span text:style-name="symbol0_5f_php">();</text:span></text:p>
      <text:p text:style-name="Preformatted_20_Text"><text:span text:style-name="regexp0_5f_php">$ua</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ua</text:span><text:span text:style-name="symbol0_5f_php">-&gt;</text:span>replaceValue<text:span text:style-name="string_5f_php">('tst_example','my old value','my new value'</text:span><text:span text:style-name="symbol0_5f_php">);</text:span></text:p>
      <text:p text:style-name="Text_20_body"/>
      <text:h text:style-name="Heading_20_4" text:outline-level="4">removeValue</text:h>
      <text:p text:style-name="Text_20_body">La méthode <text:span text:style-name="T2">removeValue</text:span> permet de supprimer une certaine valeur d'un attribut. Cela ne permet pas de supprimer le valeur de l'attribut de manière systématique. Si la valeur à supprimer n'est pas présente le document ne sera <text:soft-page-break/>pas changé.</text:p>
      <text:p text:style-name="Text_20_body">Comme pour <text:span text:style-name="T2">replaceValue</text:span>, pour les attribut multiple, le test de suppression se fait chacune des valeurs du multiple.</text:p>
      <text:p text:style-name="Preformatted_20_Text"><text:span text:style-name="regexp0_5f_php">$ua</text:span> <text:span text:style-name="symbol0_5f_php">=</text:span> <text:span text:style-name="keyword1_5f_php">new</text:span> \UpdateAttribute<text:span text:style-name="symbol0_5f_php">();</text:span></text:p>
      <text:p text:style-name="Preformatted_20_Text"><text:span text:style-name="regexp0_5f_php">$ua</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ua</text:span><text:span text:style-name="symbol0_5f_php">-&gt;</text:span>removeValue<text:span text:style-name="string_5f_php">('tst_example','value to remove'</text:span><text:span text:style-name="symbol0_5f_php">);</text:span></text:p>
      <text:p text:style-name="Text_20_body">Lorsque l'attribut est dans un tableau, cela laissera un vide dans le tableau où la valeur se située.</text:p>
      <text:h text:style-name="Heading_20_4" text:outline-level="4">addValue</text:h>
      <text:p text:style-name="Text_20_body">La méthode <text:span text:style-name="T2">addValue</text:span> ne fonctionne qu'avec les attributs "multiples". Elle permet d'ajouter une nouvelle valeur à la liste des valeurs de l'attribut. <text:s/>Si l'attribut est déclaré multiple alors seuls les documents n'ayant pas encore cette valeur seront changés. Si c'est un attribut simple qui est dans un tableau alors une nouvelle rangée sera ajoutée au tableau. </text:p>
      <text:p text:style-name="Text_20_body">SI c'est un attribut multiple qui est dans un tableau alors la valeur sera ajoutée à tous les éléments du multiple.</text:p>
      <text:p text:style-name="Preformatted_20_Text"><text:bookmark-start text:name="__DdeLink__240_683642401"/><text:span text:style-name="regexp0_5f_php">$ua</text:span> <text:span text:style-name="symbol0_5f_php">=</text:span> <text:span text:style-name="keyword1_5f_php">new</text:span> \UpdateAttribute<text:span text:style-name="symbol0_5f_php">();</text:span></text:p>
      <text:p text:style-name="Preformatted_20_Text"><text:span text:style-name="regexp0_5f_php">$ua</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ua</text:span><text:span text:style-name="symbol0_5f_php">-&gt;</text:span>addValue<text:span text:style-name="string_5f_php">('tst_multiple','value to add'</text:span><text:span text:style-name="symbol0_5f_php">);</text:span><text:bookmark-end text:name="__DdeLink__240_683642401"/></text:p>
      <text:h text:style-name="Heading_20_3" text:outline-level="3">Exécution en tâche de fond</text:h>
      <text:p text:style-name="Text_20_body">Comme ces tâches peuvent être longue, il est possible de les lancer en tâche de fond. Cela est fait en remplaçant l'appel des fonctions de modification par leur équivalent en tâche de fond.</text:p>
      <text:list xml:id="list1229439873" text:style-name="L1">
        <text:list-item>
          <text:p text:style-name="P2">bgSetValue</text:p>
        </text:list-item>
        <text:list-item>
          <text:p text:style-name="P2">bgReplaceValue</text:p>
        </text:list-item>
        <text:list-item>
          <text:p text:style-name="P2">bgRemoveValue</text:p>
        </text:list-item>
        <text:list-item>
          <text:p text:style-name="P2">bgAddValue</text:p>
        </text:list-item>
      </text:list>
      <text:p text:style-name="Preformatted_20_Text"><text:span text:style-name="regexp0_5f_php">$ua</text:span> <text:span text:style-name="symbol0_5f_php">=</text:span> <text:span text:style-name="keyword1_5f_php">new</text:span> \UpdateAttribute<text:span text:style-name="symbol0_5f_php">();</text:span></text:p>
      <text:p text:style-name="Preformatted_20_Text"><text:span text:style-name="regexp0_5f_php">$ua</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ileStatus=$ua</text:span><text:span text:style-name="symbol0_5f_php">-&gt;</text:span><text:span text:style-name="symbol0_5f_php"><text:span text:style-name="T1">bgA</text:span></text:span><text:span text:style-name="T1">ddValue</text:span><text:span text:style-name="string_5f_php">('tst_multiple','value to add'</text:span><text:span text:style-name="symbol0_5f_php">);</text:span></text:p>
      <text:p text:style-name="Text_20_body">À la différence des fonctions lancées en synchrone, cette fonction retourne un chemin vers un fichier qui sera mis à jour au fur et à mesure de l'avancement par le processus lancé en tâche de fond.</text:p>
      <text:p text:style-name="Text_20_body">L'exploitation de ce fichier se fait via la classe UpdateAttributeStatus. Elle permet de contrôler l'avancement de la tâche.</text:p>
      <text:p text:style-name="Text_20_body"/>
      <text:p text:style-name="Preformatted_20_Text"><text:span text:style-name="regexp0_5f_php">$sua</text:span><text:span text:style-name="symbol0_5f_php">=</text:span><text:span text:style-name="keyword0_5f_php"><text:span text:style-name="T1"> </text:span></text:span><text:span text:style-name="keyword1_5f_php">new</text:span><text:span text:style-name="keyword0_5f_php"><text:span text:style-name="T1"> UpdateAttributeStatus</text:span></text:span><text:span text:style-name="symbol0_5f_php">(</text:span><text:span text:style-name="regexp0_5f_php">$statusFile</text:span><text:span text:style-name="symbol0_5f_php">);</text:span></text:p>
      <text:p text:style-name="Preformatted_20_Text"><text:span text:style-name="keyword0_5f_php">while</text:span> <text:span text:style-name="symbol0_5f_php">(!</text:span> <text:span text:style-name="regexp0_5f_php">$sua</text:span><text:span text:style-name="symbol0_5f_php">-&gt;</text:span>isFinished<text:span text:style-name="symbol0_5f_php">())</text:span> <text:span text:style-name="symbol0_5f_php">{</text:span></text:p>
      <text:p text:style-name="Preformatted_20_Text"><text:s text:c="2"/><text:span text:style-name="keyword2_5f_php">print_r</text:span><text:span text:style-name="symbol0_5f_php">(</text:span><text:span text:style-name="regexp0_5f_php">$sua</text:span><text:span text:style-name="symbol0_5f_php">-&gt;</text:span>getLastMessage<text:span text:style-name="symbol0_5f_php">());</text:span></text:p>
      <text:p text:style-name="Preformatted_20_Text"><text:s text:c="2"/><text:span text:style-name="keyword2_5f_php">sleep</text:span><text:span text:style-name="symbol0_5f_php">(</text:span><text:span text:style-name="number_5f_php">1</text:span><text:span text:style-name="symbol0_5f_php">);</text:span></text:p>
      <text:p text:style-name="Preformatted_20_Text"><text:span text:style-name="symbol0_5f_php">}</text:span></text:p>
      <text:p text:style-name="Preformatted_20_Text"><text:span text:style-name="keyword0_5f_php">if</text:span> <text:span text:style-name="symbol0_5f_php">(</text:span><text:span text:style-name="regexp0_5f_php">$err</text:span><text:span text:style-name="symbol0_5f_php">=</text:span><text:span text:style-name="regexp0_5f_php">$sua</text:span><text:span text:style-name="symbol0_5f_php">-&gt;</text:span>getError<text:span text:style-name="symbol0_5f_php">())</text:span> <text:span text:style-name="symbol0_5f_php">{</text:span></text:p>
      <text:p text:style-name="Preformatted_20_Text"><text:s text:c="2"/><text:span text:style-name="keyword2_5f_php">print</text:span> <text:span text:style-name="string_5f_php">"Process failed : "</text:span><text:span text:style-name="symbol0_5f_php">.</text:span><text:span text:style-name="regexp0_5f_php">$err</text:span><text:span text:style-name="symbol0_5f_php">;</text:span></text:p>
      <text:p text:style-name="Preformatted_20_Text"><text:span text:style-name="symbol0_5f_php">}</text:span> <text:span text:style-name="keyword0_5f_php">else</text:span> <text:span text:style-name="symbol0_5f_php">{</text:span></text:p>
      <text:p text:style-name="Preformatted_20_Text"><text:s text:c="2"/><text:span text:style-name="regexp0_5f_php">$status</text:span><text:span text:style-name="symbol0_5f_php">=</text:span><text:span text:style-name="regexp0_5f_php">$sua</text:span><text:span text:style-name="symbol0_5f_php">-&gt;</text:span>getResults<text:span text:style-name="symbol0_5f_php">();</text:span></text:p>
      <text:p text:style-name="Preformatted_20_Text"><text:s/></text:p>
      <text:p text:style-name="Preformatted_20_Text"><text:soft-page-break/><text:s text:c="2"/><text:span text:style-name="regexp0_5f_php">$changed</text:span><text:span text:style-name="symbol0_5f_php">=</text:span><text:span text:style-name="regexp0_5f_php">$unChanged</text:span><text:span text:style-name="symbol0_5f_php">=</text:span><text:span text:style-name="number_5f_php">0</text:span><text:span text:style-name="symbol0_5f_php">;</text:span></text:p>
      <text:p text:style-name="Preformatted_20_Text"><text:s text:c="2"/><text:span text:style-name="keyword0_5f_php">foreach</text:span> <text:span text:style-name="symbol0_5f_php">(</text:span><text:span text:style-name="regexp0_5f_php">$status</text:span> <text:span text:style-name="keyword0_5f_php">as</text:span> <text:span text:style-name="regexp0_5f_php">$initid</text:span><text:span text:style-name="symbol0_5f_php">=&gt;</text:span><text:span text:style-name="regexp0_5f_php">$aStatus</text:span><text:span text:style-name="symbol0_5f_php">)</text:span> <text:span text:style-name="symbol0_5f_php">{</text:span></text:p>
      <text:p text:style-name="Preformatted_20_Text"><text:s text:c="4"/><text:span text:style-name="keyword0_5f_php">if</text:span> <text:span text:style-name="symbol0_5f_php">(</text:span><text:span text:style-name="regexp0_5f_php">$aStatus</text:span><text:span text:style-name="symbol0_5f_php">-&gt;</text:span>changed<text:span text:style-name="symbol0_5f_php">)</text:span> <text:span text:style-name="regexp0_5f_php">$changed</text:span><text:span text:style-name="symbol0_5f_php">++;</text:span></text:p>
      <text:p text:style-name="Preformatted_20_Text"><text:s text:c="4"/><text:span text:style-name="keyword0_5f_php">else</text:span> <text:span text:style-name="regexp0_5f_php">$unChanged</text:span><text:span text:style-name="symbol0_5f_php">++;</text:span></text:p>
      <text:p text:style-name="Preformatted_20_Text"><text:s text:c="2"/><text:span text:style-name="symbol0_5f_php">}</text:span></text:p>
      <text:p text:style-name="Preformatted_20_Text"><text:s text:c="2"/></text:p>
      <text:p text:style-name="Preformatted_20_Text"><text:s text:c="2"/><text:span text:style-name="keyword2_5f_php">printf</text:span><text:span text:style-name="symbol0_5f_php">(</text:span><text:span text:style-name="string_5f_php">"%d document changed, %d document unchanged</text:span><text:span text:style-name="escaped_5f_php">\n</text:span><text:span text:style-name="string_5f_php">"</text:span><text:span text:style-name="symbol0_5f_php">,</text:span> <text:span text:style-name="regexp0_5f_php">$changed</text:span><text:span text:style-name="symbol0_5f_php">,</text:span><text:span text:style-name="regexp0_5f_php">$unChanged</text:span><text:span text:style-name="symbol0_5f_php">);</text:span></text:p>
      <text:p text:style-name="Preformatted_20_Text"><text:span text:style-name="symbol0_5f_php">}</text:span></text:p>
      <text:p text:style-name="Text_20_body"/>
      <text:p text:style-name="Text_20_body">La méthode ::getLastMessage retourne un objet UpdateAttributeStatusLine avec les informations suivantes :</text:p>
      <text:list xml:id="list1177179130" text:style-name="L2">
        <text:list-item>
          <text:p text:style-name="P3">date : date d'exécution (format ISO 8601)</text:p>
        </text:list-item>
        <text:list-item>
          <text:p text:style-name="P3">processCode : nom de la méthode utilisée </text:p>
        </text:list-item>
        <text:list-item>
          <text:p text:style-name="P3">message : message d'information</text:p>
        </text:list-item>
      </text:list>
      <text:p text:style-name="Text_20_body">Extrait du fichier de status :</text:p>
      <text:p text:style-name="Preformatted_20_Text">2012-06-28T16:16:30 setValue BEGIN</text:p>
      <text:p text:style-name="Preformatted_20_Text">2012-06-28T16:16:30 setValue traitement [219656,220655,220656,220657,220658,220659,220660,220661,220662,220663,220664,220665,220666,220667,220668,220669,220670,22067</text:p>
      <text:p text:style-name="Preformatted_20_Text">1,220672,220673,220674,220675,220676,220677,220678,220679,220680,220681]</text:p>
      <text:p text:style-name="Preformatted_20_Text">2012-06-28T16:16:30 executeRevision traitement des révisions pour 28 documents</text:p>
      <text:p text:style-name="Preformatted_20_Text">2012-06-28T16:16:32 executeRevision 10/28 révisions effectuées</text:p>
      <text:p text:style-name="Preformatted_20_Text">2012-06-28T16:16:34 executeRevision 20/28 révisions effectuées</text:p>
      <text:p text:style-name="Preformatted_20_Text">2012-06-28T16:16:35 executeRevision 28/28 révisions effectuées</text:p>
      <text:p text:style-name="Preformatted_20_Text">2012-06-28T16:16:35 executeRevision traitement des révisions effectué</text:p>
      <text:p text:style-name="Preformatted_20_Text">2012-06-28T16:16:35 executeSetValue traitement d'affectation de valeur pour 28 documents</text:p>
      <text:p text:style-name="Preformatted_20_Text">2012-06-28T16:16:35 executeSetValue argument tst_redactor=&gt;1181</text:p>
      <text:p text:style-name="Preformatted_20_Text">2012-06-28T16:16:35 executeSetValue 28 documents mis à jour</text:p>
      <text:p text:style-name="Preformatted_20_Text">2012-06-28T16:16:35 executeProfiling 10/28 mise à jour de profils effectués</text:p>
      <text:p text:style-name="Preformatted_20_Text">2012-06-28T16:16:36 executeProfiling 20/28 mise à jour de profils effectués</text:p>
      <text:p text:style-name="Preformatted_20_Text">2012-06-28T16:16:36 executeProfiling 28/28 mise à jour de profils effectués</text:p>
      <text:p text:style-name="Preformatted_20_Text">...</text:p>
      <text:p text:style-name="Preformatted_20_Text">2012-06-28T16:16:36 setValue E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Bitstream Vera Sans Mono" fo:font-size="10pt"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9:09</meta:creation-date>
    <dc:date>2012-06-28T17:24:54</dc:date>
    <dc:creator>Eric Brison</dc:creator>
    <meta:editing-duration>PT6H38M35S</meta:editing-duration>
    <meta:editing-cycles>23</meta:editing-cycles>
    <meta:generator>LibreOffice/3.5$Linux_x86 LibreOffice_project/350m1$Build-2</meta:generator>
    <meta:document-statistic meta:table-count="1" meta:image-count="0" meta:object-count="0" meta:page-count="5" meta:paragraph-count="162" meta:word-count="1223" meta:character-count="9188" meta:non-whitespace-character-count="8065"/>
  </office:meta>
</office:document-meta>
</file>